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Segoe UI2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ffff" style:font-name="Segoe UI2" fo:font-size="26pt" fo:text-shadow="1pt 1pt" style:text-underline-style="solid" style:text-underline-width="auto" style:text-underline-color="font-color" fo:font-weight="normal" style:font-name-asian="Segoe UI1" style:font-size-asian="26pt" style:font-weight-asian="normal" style:font-name-complex="Segoe UI1" style:font-size-complex="26pt" style:font-weight-complex="normal"/>
    </style:style>
    <style:style style:name="T2" style:family="text">
      <style:text-properties fo:color="#ffffff" style:font-name="Segoe UI2" fo:font-size="28pt" fo:font-style="italic" fo:text-shadow="1pt 1pt" fo:font-weight="normal" style:font-name-asian="Segoe UI1" style:font-size-asian="28pt" style:font-style-asian="italic" style:font-weight-asian="normal" style:font-name-complex="Segoe UI1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2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ffffff" style:text-position="super 58%" style:font-name="Segoe UI1" fo:font-size="32pt" fo:text-shadow="1pt 1pt" style:font-name-asian="Segoe UI1" style:font-size-asian="32pt" style:font-name-complex="Segoe UI1" style:font-size-complex="32pt"/>
    </style:style>
    <style:style style:name="T7" style:family="text">
      <style:text-properties fo:color="#ffffff" style:font-name="Segoe UI2" fo:font-size="32pt" fo:text-shadow="1pt 1pt" style:font-name-asian="Segoe UI1" style:font-size-asian="32pt" style:font-name-complex="Segoe UI1" style:font-size-complex="32pt"/>
    </style:style>
    <style:style style:name="T8" style:family="text">
      <style:text-properties fo:color="#000000" style:text-position="super 58%" style:font-name="Segoe UI1" fo:font-size="7pt" fo:text-shadow="1pt 1pt" fo:font-weight="normal" style:font-name-asian="Segoe UI1" style:font-size-asian="7pt" style:font-weight-asian="normal" style:font-name-complex="Segoe UI1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2.774cm" svg:x="1.524cm" svg:y="0.508cm">
          <draw:text-box>
            <text:p text:style-name="P1"><text:span text:style-name="T1">Old Testament Reading</text:span></text:p>
            <text:p text:style-name="P1"><text:span text:style-name="T2">Genesis 18:1–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146cm" svg:height="7.766cm" svg:x="1.524cm" svg:y="0.508cm">
          <draw:text-box>
            <text:p text:style-name="P4"><text:span text:style-name="T3">1</text:span><text:span text:style-name="T4">The L</text:span><text:span text:style-name="T5">ORD</text:span><text:span text:style-name="T4"> appeared to [Abraham] by the oaks of Mamre, as he sat at the door of his tent in the heat of the day. </text:span></text:p>
            <text:p text:style-name="P4"><text:span text:style-name="T6">2</text:span><text:span text:style-name="T7">He lifted up his eyes and looked, and behold, three men were standing in front of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5.146cm" svg:height="6.263cm" svg:x="1.524cm" svg:y="0.508cm">
          <draw:text-box>
            <text:p text:style-name="P4"><text:span text:style-name="T4">When he saw them, he ran from the tent door to meet them and bowed himself to the earth </text:span><text:span text:style-name="T3">3</text:span><text:span text:style-name="T4">and said, “O Lord, if I have found favor in your sight, do not pass by your servan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5" draw:layer="layout" svg:width="25.146cm" svg:height="7.766cm" svg:x="1.524cm" svg:y="0.508cm">
          <draw:text-box>
            <text:p text:style-name="P4"><text:span text:style-name="T3">4</text:span><text:span text:style-name="T4">Let a little water be brought, and wash your feet, and rest yourselves under the tree, </text:span><text:span text:style-name="T3">5</text:span><text:span text:style-name="T4">while I bring a morsel of bread, that you may refresh yourselves, and after that you may pass on—since you have come to your servant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5" draw:layer="layout" svg:width="25.146cm" svg:height="6.263cm" svg:x="1.524cm" svg:y="0.508cm">
          <draw:text-box>
            <text:p text:style-name="P4"><text:span text:style-name="T4">So they said, “Do as you have said.” </text:span><text:span text:style-name="T3">6</text:span><text:span text:style-name="T4">And Abraham went quickly into the tent to Sarah and said, “Quick! Three seahs of fine flour! Knead it, and make cakes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5" draw:layer="layout" svg:width="25.146cm" svg:height="9.269cm" svg:x="1.524cm" svg:y="0.508cm">
          <draw:text-box>
            <text:p text:style-name="P4"><text:span text:style-name="T3">7</text:span><text:span text:style-name="T4">And Abraham ran to the herd and took a calf, tender and good, and gave it to a young man, who prepared it quickly. </text:span><text:span text:style-name="T3">8</text:span><text:span text:style-name="T4">Then he took curds and milk and the calf that he had prepared, and set it before them. And he stood by them under the tree while they at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5" draw:layer="layout" svg:width="25.146cm" svg:height="7.766cm" svg:x="1.524cm" svg:y="0.508cm">
          <draw:text-box>
            <text:p text:style-name="P4"><text:span text:style-name="T8"><text:s/></text:span><text:span text:style-name="T3">9</text:span><text:span text:style-name="T4">They said to him, “Where is Sarah your wife?” And he said, “She is in the tent.” </text:span><text:span text:style-name="T3">10</text:span><text:span text:style-name="T4">The L</text:span><text:span text:style-name="T5">ORD</text:span><text:span text:style-name="T4"> said, “I will surely return to you about this time next year, and Sarah your wife shall have a son.” And Sarah was listening at the tent door behind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5" draw:layer="layout" svg:width="25.146cm" svg:height="7.766cm" svg:x="1.524cm" svg:y="0.508cm">
          <draw:text-box>
            <text:p text:style-name="P4"><text:span text:style-name="T3">11</text:span><text:span text:style-name="T4">Now Abraham and Sarah were old, advanced in years. The way of women had ceased to be with Sarah. </text:span><text:span text:style-name="T3">12</text:span><text:span text:style-name="T4">So Sarah laughed to herself, saying, “After I am worn out, and my lord is old, shall I have pleasure?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" draw:text-style-name="P5" draw:layer="layout" svg:width="25.146cm" svg:height="9.269cm" svg:x="1.524cm" svg:y="0.508cm">
          <draw:text-box>
            <text:p text:style-name="P4"><text:span text:style-name="T3">13</text:span><text:span text:style-name="T4">The L</text:span><text:span text:style-name="T5">ORD</text:span><text:span text:style-name="T4"> said to Abraham, “Why did Sarah laugh and say, ‘Shall I indeed bear a child, now that I am old?’ </text:span><text:span text:style-name="T3">14</text:span><text:span text:style-name="T4">Is anything too hard for the L</text:span><text:span text:style-name="T5">ORD</text:span><text:span text:style-name="T4">? At the appointed time I will return to you about this time next year, and Sarah shall have a son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Segoe UI2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0T10:47:19.037000000</meta:creation-date>
    <dc:date>2016-07-10T18:23:06.313000000</dc:date>
    <meta:editing-duration>PT9M26S</meta:editing-duration>
    <meta:editing-cycles>4</meta:editing-cycles>
    <meta:generator>LibreOffice/5.1.4.2$Windows_X86_64 LibreOffice_project/f99d75f39f1c57ebdd7ffc5f42867c12031db97a</meta:generator>
    <meta:document-statistic meta:object-count="48"/>
  </office:meta>
</office:document-meta>
</file>